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/>
    </style:style>
    <style:style style:name="ce2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5.904cm" svg:y="2.146cm">
            <draw:object draw:notify-on-update-of-ranges="Feuille1.A1:Feuille1.J1 Feuille1.A2:Feuille1.J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1.455cm">
            <draw:object draw:notify-on-update-of-ranges="Feuille1.A1:Feuille1.J1 Feuille1.A3:Feuille1.J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3267" calcext:value-type="float">
            <text:p>13267</text:p>
          </table:table-cell>
          <table:table-cell office:value-type="float" office:value="30331" calcext:value-type="float">
            <text:p>30331</text:p>
          </table:table-cell>
          <table:table-cell office:value-type="float" office:value="55805" calcext:value-type="float">
            <text:p>55805</text:p>
          </table:table-cell>
          <table:table-cell office:value-type="float" office:value="94999" calcext:value-type="float">
            <text:p>94999</text:p>
          </table:table-cell>
          <table:table-cell office:value-type="float" office:value="155278" calcext:value-type="float">
            <text:p>155278</text:p>
          </table:table-cell>
          <table:table-cell office:value-type="float" office:value="304471" calcext:value-type="float">
            <text:p>304471</text:p>
          </table:table-cell>
          <table:table-cell office:value-type="float" office:value="557561" calcext:value-type="float">
            <text:p>557561</text:p>
          </table:table-cell>
          <table:table-cell office:value-type="float" office:value="1057887" calcext:value-type="float">
            <text:p>1057887</text:p>
          </table:table-cell>
          <table:table-cell office:value-type="float" office:value="2308551" calcext:value-type="float">
            <text:p>2308551</text:p>
          </table:table-cell>
        </table:table-row>
        <table:table-row table:style-name="ro1">
          <table:table-cell table:style-name="ce2" table:formula="of:=LN([.A2])" office:value-type="float" office:value="7.98275770201111" calcext:value-type="float">
            <text:p>8,0</text:p>
          </table:table-cell>
          <table:table-cell table:style-name="ce2" table:formula="of:=LN([.B2])" office:value-type="float" office:value="9.49303502791692" calcext:value-type="float">
            <text:p>9,5</text:p>
          </table:table-cell>
          <table:table-cell table:style-name="ce2" table:formula="of:=LN([.C2])" office:value-type="float" office:value="10.3199255707952" calcext:value-type="float">
            <text:p>10,3</text:p>
          </table:table-cell>
          <table:table-cell table:style-name="ce2" table:formula="of:=LN([.D2])" office:value-type="float" office:value="10.9296187500898" calcext:value-type="float">
            <text:p>10,9</text:p>
          </table:table-cell>
          <table:table-cell table:style-name="ce2" table:formula="of:=LN([.E2])" office:value-type="float" office:value="11.4616216442115" calcext:value-type="float">
            <text:p>11,5</text:p>
          </table:table-cell>
          <table:table-cell table:style-name="ce2" table:formula="of:=LN([.F2])" office:value-type="float" office:value="11.9529723378012" calcext:value-type="float">
            <text:p>12,0</text:p>
          </table:table-cell>
          <table:table-cell table:style-name="ce2" table:formula="of:=LN([.G2])" office:value-type="float" office:value="12.6263311235014" calcext:value-type="float">
            <text:p>12,6</text:p>
          </table:table-cell>
          <table:table-cell table:style-name="ce2" table:formula="of:=LN([.H2])" office:value-type="float" office:value="13.2313271933712" calcext:value-type="float">
            <text:p>13,2</text:p>
          </table:table-cell>
          <table:table-cell table:style-name="ce2" table:formula="of:=LN([.I2])" office:value-type="float" office:value="13.8717840804033" calcext:value-type="float">
            <text:p>13,9</text:p>
          </table:table-cell>
          <table:table-cell table:style-name="ce2" table:formula="of:=LN([.J2])" office:value-type="float" office:value="14.6521306129529" calcext:value-type="float">
            <text:p>1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 number:title="Défini par l'utilisateur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12:35:30.625237333</meta:creation-date>
    <dc:date>2023-01-20T13:04:34.706852318</dc:date>
    <meta:editing-duration>PT15M26S</meta:editing-duration>
    <meta:editing-cycles>2</meta:editing-cycles>
    <meta:generator>LibreOffice/6.4.7.2$Linux_X86_64 LibreOffice_project/40$Build-2</meta:generator>
    <meta:document-statistic meta:table-count="1" meta:cell-count="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:Feuille1.J2" chart:data-source-has-labels="row" svg:x="1.331cm" svg:y="0.18cm" svg:width="14.349cm" svg:height="7.659cm">
          <chartooo:coordinate-region svg:x="2.878cm" svg:y="0.379cm" svg:width="12.615cm" svg:height="6.813cm"/>
          <chart:axis chart:dimension="x" chart:name="primary-x" chart:style-name="ch3" chartooo:axis-type="auto">
            <chart:title svg:x="7.257cm" svg:y="8.019cm" chart:style-name="ch4">
              <text:p>Rang de l'année</text:p>
            </chart:title>
            <chart:categories table:cell-range-address="Feuille1.A1:Feuille1.J1"/>
            <chart:grid chart:style-name="ch5" chart:class="major"/>
          </chart:axis>
          <chart:axis chart:dimension="y" chart:name="primary-y" chart:style-name="ch3">
            <chart:title svg:x="0.451cm" svg:y="5.178cm" chart:style-name="ch6">
              <text:p>Volume (en To)</text:p>
            </chart:title>
            <chart:grid chart:style-name="ch5" chart:class="major"/>
          </chart:axis>
          <chart:series chart:style-name="ch7" chart:values-cell-range-address="Feuille1.A2:Feuille1.J2" chart:class="chart:scatter">
            <chart:domain table:cell-range-address="Feuille1.A1:Feuille1.J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euille1.A1:Feuille1.J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2930">
                <text:p>2930</text:p>
                <draw:g>
                  <svg:desc>Feuille1.A2:Feuille1.J2</svg:desc>
                </draw:g>
              </table:table-cell>
              <table:table-cell office:value-type="float" office:value="13267">
                <text:p>13267</text:p>
              </table:table-cell>
              <table:table-cell office:value-type="float" office:value="30331">
                <text:p>30331</text:p>
              </table:table-cell>
              <table:table-cell office:value-type="float" office:value="55805">
                <text:p>55805</text:p>
              </table:table-cell>
              <table:table-cell office:value-type="float" office:value="94999">
                <text:p>94999</text:p>
              </table:table-cell>
              <table:table-cell office:value-type="float" office:value="155278">
                <text:p>155278</text:p>
              </table:table-cell>
              <table:table-cell office:value-type="float" office:value="304471">
                <text:p>304471</text:p>
              </table:table-cell>
              <table:table-cell office:value-type="float" office:value="557561">
                <text:p>557561</text:p>
              </table:table-cell>
              <table:table-cell office:value-type="float" office:value="1057887">
                <text:p>1057887</text:p>
              </table:table-cell>
              <table:table-cell office:value-type="float" office:value="2308551">
                <text:p>2308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8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:Feuille1.J1 Feuille1.A3:Feuille1.J3" chart:data-source-has-labels="row" svg:x="0.32cm" svg:y="0.18cm" svg:width="15.36cm" svg:height="8.64cm">
          <chartooo:coordinate-region svg:x="1.047cm" svg:y="0.379cm" svg:width="14.261cm" svg:height="7.794cm"/>
          <chart:axis chart:dimension="x" chart:name="primary-x" chart:style-name="ch3" chartooo:axis-type="auto">
            <chart:categories table:cell-range-address="Feuille1.A1:Feuille1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A3:Feuille1.J3" chart:class="chart:scatter">
            <chart:domain table:cell-range-address="Feuille1.A1:Feuille1.J1"/>
            <chart:regression-curve chart:style-name="ch7">
              <chart:equation chart:display-equation="true" chart:display-r-square="false" svg:x="5.473cm" svg:y="3.458cm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euille1.A1:Feuille1.J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7.98275770201111">
                <text:p>7.98275770201111</text:p>
                <draw:g>
                  <svg:desc>Feuille1.A3:Feuille1.J3</svg:desc>
                </draw:g>
              </table:table-cell>
              <table:table-cell office:value-type="float" office:value="9.49303502791692">
                <text:p>9.49303502791692</text:p>
              </table:table-cell>
              <table:table-cell office:value-type="float" office:value="10.3199255707952">
                <text:p>10.3199255707952</text:p>
              </table:table-cell>
              <table:table-cell office:value-type="float" office:value="10.9296187500898">
                <text:p>10.9296187500898</text:p>
              </table:table-cell>
              <table:table-cell office:value-type="float" office:value="11.4616216442115">
                <text:p>11.4616216442115</text:p>
              </table:table-cell>
              <table:table-cell office:value-type="float" office:value="11.9529723378012">
                <text:p>11.9529723378012</text:p>
              </table:table-cell>
              <table:table-cell office:value-type="float" office:value="12.6263311235014">
                <text:p>12.6263311235014</text:p>
              </table:table-cell>
              <table:table-cell office:value-type="float" office:value="13.2313271933712">
                <text:p>13.2313271933712</text:p>
              </table:table-cell>
              <table:table-cell office:value-type="float" office:value="13.8717840804033">
                <text:p>13.8717840804033</text:p>
              </table:table-cell>
              <table:table-cell office:value-type="float" office:value="14.6521306129529">
                <text:p>14.6521306129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